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</table:table>
      <table:table table:name="Erasoa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Honde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Toxiko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ko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gar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Itzuli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ko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 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Errepikapen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a 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ren 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tasun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5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/>
          <table:table-cell office:value-type="string" calcext:value-type="string">
            <text:p>Wanda</text:p>
          </table:table-cell>
          <table:table-cell/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Miren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Maite eta Ihintza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Zorione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Adrian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a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a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a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a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a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a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a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a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a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ra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a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Normala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a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a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a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11-06T22:48:43.768983136</dc:date>
    <meta:editing-duration>P5DT3H2M7S</meta:editing-duration>
    <meta:editing-cycles>684</meta:editing-cycles>
    <meta:generator>LibreOffice/24.2.7.2$Linux_X86_64 LibreOffice_project/420$Build-2</meta:generator>
    <meta:document-statistic meta:table-count="7" meta:cell-count="2561" meta:object-count="0"/>
  </office:meta>
</office:document-meta>
</file>